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0e8d" officeooo:paragraph-rsid="00190e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Kushal Tanmo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4:44:51.502647493</meta:creation-date>
    <dc:date>2020-01-07T14:53:56.635595940</dc:date>
    <meta:editing-duration>PT9M7S</meta:editing-duration>
    <meta:editing-cycles>1</meta:editing-cycles>
    <meta:document-statistic meta:table-count="0" meta:image-count="0" meta:object-count="0" meta:page-count="1" meta:paragraph-count="1" meta:word-count="6" meta:character-count="28" meta:non-whitespace-character-count="23"/>
    <meta:generator>LibreOffice/5.2.7.2$Linux_ARM_EABI LibreOffice_project/20m0$Build-2</meta:generator>
  </office:meta>
</office:document-meta>
</file>